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5" svg:font-family="'LM Roman 5'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gradient-name="Tango_20_Blue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stroke="none" svg:stroke-color="#000000" draw:fill="none" draw:fill-color="#ffffff" fo:min-height="0.23cm"/>
    </style:style>
    <style:style style:name="gr3" style:family="graphic" style:parent-style-name="standard">
      <style:graphic-properties draw:stroke="none" svg:stroke-color="#000000" draw:fill="none" draw:fill-color="#ffffff" fo:min-height="0.53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67cm"/>
    </style:style>
    <style:style style:name="gr6" style:family="graphic" style:parent-style-name="standard">
      <style:graphic-properties draw:stroke="none" svg:stroke-color="#000000" draw:fill="none" draw:fill-color="#ffffff" fo:min-height="0.381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style:font-name="Ubuntu" fo:font-size="12pt" fo:font-weight="bold" style:font-size-asian="12pt" style:font-weight-asian="bold" style:font-size-complex="12pt" style:font-weight-complex="bold"/>
    </style:style>
    <style:style style:name="P5" style:family="paragraph">
      <style:text-properties style:font-name="LM Roman 5" fo:font-size="10pt" fo:font-weight="bold" style:font-size-asian="10pt" style:font-weight-asian="bold" style:font-size-complex="10pt" style:font-weight-complex="bold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style:font-name="Ubuntu" fo:font-size="8pt" style:font-size-asian="8pt" style:font-size-complex="8pt"/>
    </style:style>
    <style:style style:name="T1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position="sub 58%" style:font-name="Ubuntu" fo:font-size="12pt" style:font-size-asian="12pt" style:font-size-complex="12pt"/>
    </style:style>
    <style:style style:name="T3" style:family="text">
      <style:text-properties style:font-name="Ubuntu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M Roman 5" fo:font-size="10pt" fo:font-weight="bold" style:font-size-asian="10pt" style:font-weight-asian="bold" style:font-size-complex="10pt" style:font-weight-complex="bold"/>
    </style:style>
    <style:style style:name="T6" style:family="text">
      <style:text-properties style:text-position="super 58%" style:font-name="LM Roman 5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Ubuntu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5.588cm" svg:height="0.762cm" svg:x="5.574cm" svg:y="8.834cm">
            <text:p text:style-name="P1"><text:span text:style-name="T1">W</text:span><text:span text:style-name="T2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5.574cm" svg:y="9.596cm">
            <text:p text:style-name="P1"><text:span text:style-name="T1">W</text:span><text:span text:style-name="T2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5.574cm" svg:y="10.358cm">
            <text:p text:style-name="P1"><text:span text:style-name="T3">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5.574cm" svg:y="11.12cm">
            <text:p text:style-name="P1"><text:span text:style-name="T3">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5.574cm" svg:y="11.882cm">
            <text:p text:style-name="P1"><text:span text:style-name="T3">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5.574cm" svg:y="12.644cm">
            <text:p text:style-name="P1"><text:span text:style-name="T1">W</text:span><text:span text:style-name="T2">n - 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5.574cm" svg:y="13.406cm">
            <text:p text:style-name="P1"><text:span text:style-name="T1">W</text:span><text:span text:style-name="T2">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3" draw:layer="layout" svg:width="3.175cm" svg:height="1.397cm" svg:x="18.653cm" svg:y="10.856cm">
            <text:p text:style-name="P1"><text:span text:style-name="T4">Sum, Average,</text:span></text:p>
            <text:p text:style-name="P1"><text:span text:style-name="T4">Other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4" draw:layer="layout" svg:width="0.762cm" svg:height="4.064cm" svg:x="23.1cm" svg:y="9.459cm">
            <text:p text:style-name="P1"><text:span text:style-name="T1">H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4" draw:layer="layout" svg:width="0.762cm" svg:height="2.54cm" svg:x="26.402cm" svg:y="10.221cm">
            <text:p text:style-name="P1"><text:span text:style-name="T1">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2.413cm" svg:height="1.016cm" svg:x="14.081cm" svg:y="8.344cm">
            <text:p text:style-name="P1"><text:span text:style-name="T3">LSTM</text:span><text:span text:style-name="T2">t=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2.413cm" svg:height="1.016cm" svg:x="14.081cm" svg:y="10.223cm">
            <text:p text:style-name="P1"><text:span text:style-name="T3">LSTM</text:span><text:span text:style-name="T2">t=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2.413cm" svg:height="1.016cm" svg:x="14.081cm" svg:y="13.805cm">
            <text:p text:style-name="P1"><text:span text:style-name="T3">LSTM</text:span><text:span text:style-name="T2">t=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2" draw:text-style-name="P5" draw:layer="layout" svg:width="1.143cm" svg:height="0.776cm" svg:x="17.383cm" svg:y="9.495cm">
          <draw:text-box>
            <text:p><text:span text:style-name="T5">R</text:span><text:span text:style-name="T6">h</text:span></text:p>
          </draw:text-box>
        </draw:frame>
        <draw:frame draw:style-name="gr3" draw:text-style-name="P4" draw:layer="layout" svg:width="5.588cm" svg:height="0.784cm" svg:x="5.545cm" svg:y="8.09cm">
          <draw:text-box>
            <text:p text:style-name="P1"><text:span text:style-name="T1">Word Embedding Matrix</text:span></text:p>
          </draw:text-box>
        </draw:frame>
        <draw:frame draw:style-name="gr3" draw:text-style-name="P4" draw:layer="layout" svg:width="3.937cm" svg:height="0.784cm" svg:x="18.272cm" svg:y="10.024cm">
          <draw:text-box>
            <text:p text:style-name="P1"><text:span text:style-name="T1">Vectorizing</text:span></text:p>
          </draw:text-box>
        </draw:frame>
        <draw:line draw:style-name="gr4" draw:text-style-name="P1" draw:layer="layout" svg:x1="21.828cm" svg:y1="11.436cm" svg:x2="23.098cm" svg:y2="11.436cm">
          <text:p/>
        </draw:line>
        <draw:frame draw:style-name="gr3" draw:text-style-name="P4" draw:layer="layout" svg:width="4.064cm" svg:height="0.784cm" svg:x="21.449cm" svg:y="8.642cm">
          <draw:text-box>
            <text:p text:style-name="P1"><text:span text:style-name="T1">Latent Vector</text:span></text:p>
          </draw:text-box>
        </draw:frame>
        <draw:line draw:style-name="gr4" draw:text-style-name="P1" draw:layer="layout" svg:x1="23.862cm" svg:y1="11.436cm" svg:x2="26.402cm" svg:y2="11.436cm">
          <text:p/>
        </draw:line>
        <draw:frame draw:style-name="gr3" draw:text-style-name="P4" draw:layer="layout" svg:width="3.81cm" svg:height="0.784cm" svg:x="24.878cm" svg:y="9.404cm">
          <draw:text-box>
            <text:p text:style-name="P1"><text:span text:style-name="T1">Output Vector</text:span></text:p>
          </draw:text-box>
        </draw:frame>
        <draw:line draw:style-name="gr4" draw:text-style-name="P1" draw:layer="layout" svg:x1="27.164cm" svg:y1="11.436cm" svg:x2="28.688cm" svg:y2="11.436cm">
          <text:p/>
        </draw:line>
        <draw:frame draw:style-name="gr5" draw:text-style-name="P5" draw:layer="layout" svg:width="1.397cm" svg:height="0.917cm" svg:x="24.396cm" svg:y="11.31cm">
          <draw:text-box>
            <text:p text:style-name="P6"><text:span text:style-name="T5">R</text:span><text:span text:style-name="T6">h</text:span></text:p>
          </draw:text-box>
        </draw:frame>
        <draw:frame draw:style-name="gr5" draw:text-style-name="P5" draw:layer="layout" svg:width="1.397cm" svg:height="0.917cm" svg:x="27.197cm" svg:y="11.311cm">
          <draw:text-box>
            <text:p text:style-name="P6"><text:span text:style-name="T5">R</text:span><text:span text:style-name="T6">k</text:span></text:p>
          </draw:text-box>
        </draw:frame>
        <draw:frame draw:style-name="gr6" draw:text-style-name="P7" draw:layer="layout" svg:width="2.667cm" svg:height="0.631cm" svg:x="23.861cm" svg:y="10.806cm">
          <draw:text-box>
            <text:p><text:span text:style-name="T7">Fully Connected</text:span></text:p>
          </draw:text-box>
        </draw:frame>
        <draw:line draw:style-name="gr4" draw:text-style-name="P1" draw:layer="layout" svg:x1="16.494cm" svg:y1="8.852cm" svg:x2="18.653cm" svg:y2="11.519cm">
          <text:p/>
        </draw:line>
        <draw:line draw:style-name="gr4" draw:text-style-name="P1" draw:layer="layout" svg:x1="16.494cm" svg:y1="10.757cm" svg:x2="18.653cm" svg:y2="11.519cm">
          <text:p/>
        </draw:line>
        <draw:line draw:style-name="gr4" draw:text-style-name="P1" draw:layer="layout" svg:x1="16.494cm" svg:y1="14.313cm" svg:x2="18.653cm" svg:y2="11.519cm">
          <text:p/>
        </draw:line>
        <draw:frame draw:style-name="gr7" draw:layer="layout" svg:width="1.143cm" svg:height="1.016cm" draw:transform="rotate (1.5707963267949) translate (14.716cm 13.043cm)">
          <draw:text-box>
            <text:p>...</text:p>
          </draw:text-box>
        </draw:frame>
        <draw:line draw:style-name="gr4" draw:text-style-name="P1" draw:layer="layout" svg:x1="15.351cm" svg:y1="9.36cm" svg:x2="15.351cm" svg:y2="10.249cm">
          <text:p/>
        </draw:line>
        <draw:line draw:style-name="gr4" draw:text-style-name="P1" draw:layer="layout" svg:x1="15.351cm" svg:y1="12.96cm" svg:x2="15.351cm" svg:y2="13.849cm">
          <text:p/>
        </draw:line>
        <draw:line draw:style-name="gr4" draw:text-style-name="P1" draw:layer="layout" svg:x1="15.351cm" svg:y1="11.26cm" svg:x2="15.351cm" svg:y2="12.149cm">
          <text:p/>
        </draw:line>
        <draw:line draw:style-name="gr4" draw:text-style-name="P1" draw:layer="layout" svg:x1="11.16cm" svg:y1="9.255cm" svg:x2="14.081cm" svg:y2="8.874cm">
          <text:p/>
        </draw:line>
        <draw:line draw:style-name="gr4" draw:text-style-name="P1" draw:layer="layout" svg:x1="11.16cm" svg:y1="10.017cm" svg:x2="14.081cm" svg:y2="10.779cm">
          <text:p/>
        </draw:line>
        <draw:line draw:style-name="gr4" draw:text-style-name="P1" draw:layer="layout" svg:x1="11.16cm" svg:y1="13.827cm" svg:x2="14.081cm" svg:y2="14.335cm">
          <text:p/>
        </draw:line>
        <draw:frame draw:style-name="gr3" draw:text-style-name="P4" draw:layer="layout" svg:width="5.588cm" svg:height="0.784cm" svg:x="12.557cm" svg:y="7.582cm">
          <draw:text-box>
            <text:p text:style-name="P1"><text:span text:style-name="T1">LSTM Through Time</text:span></text:p>
          </draw:text-box>
        </draw:frame>
        <draw:frame draw:style-name="gr5" draw:text-style-name="P5" draw:layer="layout" svg:width="1.397cm" svg:height="0.917cm" svg:x="21.697cm" svg:y="11.311cm">
          <draw:text-box>
            <text:p text:style-name="P6"><text:span text:style-name="T5">R</text:span><text:span text:style-name="T6">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Roman 5" svg:font-family="'LM Roman 5'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22:51:42.702083763</meta:creation-date>
    <dc:date>2017-10-26T15:10:58.947225676</dc:date>
    <meta:editing-duration>PT16M11S</meta:editing-duration>
    <meta:editing-cycles>5</meta:editing-cycles>
    <meta:generator>LibreOffice/4.2.8.2$Linux_X86_64 LibreOffice_project/420m0$Build-2</meta:generator>
    <meta:document-statistic meta:object-count="37"/>
  </office:meta>
</office:document-meta>
</file>